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4cm" fo:min-width="0cm"/>
    </style:style>
    <style:style style:name="gr8" style:family="graphic" style:parent-style-name="objectwithoutfill">
      <style:graphic-properties svg:stroke-color="#808080" draw:marker-end="Arrow" draw:marker-end-width="0.15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5pt" style:font-size-asian="5pt" style:font-size-complex="5pt"/>
    </style:style>
    <style:style style:name="P6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margin-top="0.102cm" fo:margin-bottom="0cm"/>
    </style:style>
    <style:style style:name="P8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draw:layer="layout" svg:width="14.478cm" svg:height="8.382cm" svg:x="8.183cm" svg:y="7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143cm" svg:height="1.27cm" svg:x="4.191cm" svg:y="8.711cm">
          <text:p text:style-name="P2"><text:span text:style-name="T1">myfile.txt</text:span></text:p>
          <text:p text:style-name="P2"><text:span text:style-name="T1">myfile.md</text:span></text:p>
          <text:p text:style-name="P2"><text:span text:style-name="T1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1" draw:id="id1" draw:layer="layout" svg:width="1.143cm" svg:height="1.27cm" svg:x="4.191cm" svg:y="12.335cm">
          <text:p text:style-name="P2"><text:span text:style-name="T1">myfile.rmd</text:span></text:p>
          <text:p text:style-name="P2"><text:span text:style-name="T1">myfile.Rm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4" draw:id="id4" draw:layer="layout" svg:width="4.191cm" svg:height="5.842cm" svg:x="16.494cm" svg:y="8.584cm">
          <text:p text:style-name="P1"><text:span text:style-name="T2">pandoc</text:span></text:p>
          <text:p text:style-name="P2"><text:span text:style-name="T1"/></text:p>
          <text:p text:style-name="P2"><text:span text:style-name="T1"/></text:p>
          <text:p text:style-name="P2"><text:span text:style-name="T3">pandoc</text:span><text:span text:style-name="T1"> myfile.utf8.md –to ... --from ...</text:span></text:p>
          <text:p text:style-name="P2"><text:span text:style-name="T1">--output ... --latex-engine ...</text:span></text:p>
          <text:p text:style-name="P2"><text:span text:style-name="T3">--template /Library/Frameworks/</text:span></text:p>
          <text:p text:style-name="P2"><text:span text:style-name="T3">R.framework/Versions/3.1/Resources/</text:span></text:p>
          <text:p text:style-name="P2"><text:span text:style-name="T3">library/rmarkdown/rmd/latex/default.tex</text:span></text:p>
          <text:p text:style-name="P2"><text:span text:style-name="T3">--highlight-style tango</text:span></text:p>
          <text:p text:style-name="P2"><text:span text:style-name="T3">--variable geometry:margin=1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2.667cm" svg:height="2.413cm" svg:x="9.89cm" svg:y="11.759cm">
          <text:p text:style-name="P1"><text:span text:style-name="T2">kni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143cm" svg:height="1.27cm" svg:x="24.733cm" svg:y="10.87cm">
          <text:p text:style-name="P2"><text:span text:style-name="T1">myfile.pdf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5.334cm" svg:y1="12.97cm" svg:x2="9.89cm" svg:y2="12.965cm" draw:start-shape="id1" draw:start-glue-point="7" draw:end-shape="id2" svg:d="m5334 12970 4556-5" svg:viewBox="0 0 4557 6">
          <text:p/>
        </draw:connector>
        <draw:connector draw:style-name="gr3" draw:text-style-name="P1" draw:layer="layout" draw:line-skew="3.802cm" svg:x1="5.334cm" svg:y1="9.346cm" svg:x2="16.494cm" svg:y2="11.505cm" draw:start-shape="id3" draw:start-glue-point="7" draw:end-shape="id4" svg:d="m5334 9346h9382v2159h1778" svg:viewBox="0 0 11161 2160">
          <text:p/>
        </draw:connector>
        <draw:connector draw:style-name="gr3" draw:text-style-name="P1" draw:layer="layout" draw:line-skew="-0.066cm" svg:x1="12.557cm" svg:y1="12.965cm" svg:x2="16.494cm" svg:y2="11.506cm" draw:start-shape="id2" draw:start-glue-point="1" svg:d="m12557 12965h2159v-1459h1778" svg:viewBox="0 0 3938 1460">
          <text:p/>
        </draw:connector>
        <draw:custom-shape draw:style-name="gr2" draw:text-style-name="P5" draw:layer="layout" svg:width="1.143cm" svg:height="1.27cm" svg:x="15.028cm" svg:y="10.039cm">
          <text:p text:style-name="P2"><text:span text:style-name="T4">myfile.utf8.m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1.143cm" svg:height="1.27cm" svg:x="12.684cm" svg:y="13.156cm">
          <text:p text:style-name="P2"><text:span text:style-name="T4">myfile.knit.m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20.685cm" svg:y1="11.505cm" svg:x2="24.733cm" svg:y2="11.505cm" draw:start-shape="id4" draw:end-shape="id5" draw:end-glue-point="5" svg:d="m20685 11505h4048" svg:viewBox="0 0 4049 1">
          <text:p/>
        </draw:connector>
        <draw:frame draw:style-name="gr4" draw:text-style-name="P6" draw:layer="layout" svg:width="4.977cm" svg:height="0.806cm" svg:x="8.239cm" svg:y="7.397cm">
          <draw:text-box>
            <text:p><text:span text:style-name="T5">rmarkdown::render()</text:span></text:p>
          </draw:text-box>
        </draw:frame>
        <draw:frame draw:style-name="gr4" draw:layer="layout" svg:width="9.608cm" svg:height="1.911cm" svg:x="1.13cm" svg:y="1cm">
          <draw:text-box>
            <text:p><text:span text:style-name="T6">R Markdown (Rmd)</text:span></text:p>
            <text:p><text:span text:style-name="T7">Example of converting (R) markdown to PDF</text:span></text:p>
            <text:p text:style-name="P7"><text:span text:style-name="T8">Daniel Weibel &lt;</text:span><text:span text:style-name="T8"><text:a xlink:href="mailto:daniel.weibel@unige.ch" xlink:type="simple">daniel.weibel@unige.ch</text:a></text:span><text:span text:style-name="T8">&gt; 6 Mar. 2015</text:span></text:p>
          </draw:text-box>
        </draw:frame>
        <draw:frame draw:style-name="gr4" draw:text-style-name="P8" draw:layer="layout" svg:width="5.938cm" svg:height="1.361cm" svg:x="2.016cm" svg:y="5.826cm">
          <draw:text-box>
            <text:p text:style-name="P1"><text:span text:style-name="T5">Input (pandoc markdown</text:span></text:p>
            <text:p text:style-name="P1"><text:span text:style-name="T5">or R markdown)</text:span></text:p>
          </draw:text-box>
        </draw:frame>
        <draw:frame draw:style-name="gr4" draw:text-style-name="P6" draw:layer="layout" svg:width="3.44cm" svg:height="0.806cm" svg:x="23.341cm" svg:y="6.127cm">
          <draw:text-box>
            <text:p><text:span text:style-name="T5">Output (PDF)</text:span></text:p>
          </draw:text-box>
        </draw:frame>
        <draw:frame draw:style-name="gr5" draw:text-style-name="P9" xml:id="id6" draw:id="id6" draw:layer="layout" svg:width="4.572cm" svg:height="1.503cm" svg:x="7.731cm" svg:y="17.51cm">
          <draw:text-box>
            <text:p><text:span text:style-name="T9">knitr evaluates and replaces the R code chunks in the input file, and produces a standard (pandoc) markdown file</text:span></text:p>
          </draw:text-box>
        </draw:frame>
        <draw:frame draw:style-name="gr6" draw:text-style-name="P9" xml:id="id8" draw:id="id8" draw:layer="layout" svg:width="4.826cm" svg:height="2.442cm" svg:x="1cm" svg:y="15.351cm">
          <draw:text-box>
            <text:p><text:span text:style-name="T9">Whether or not render() invokes knitr depends solely on the file extension (Rmd and rmd versus all other extensions).</text:span></text:p>
            <text:p><text:span text:style-name="T10">render() can be used to convert normal (pandoc) markdown without problems.</text:span></text:p>
          </draw:text-box>
        </draw:frame>
        <draw:frame draw:style-name="gr7" draw:text-style-name="P9" xml:id="id7" draw:id="id7" draw:layer="layout" svg:width="6.35cm" svg:height="3.104cm" svg:x="14.589cm" svg:y="16.748cm">
          <draw:text-box>
            <text:p><text:span text:style-name="T9">render() makes an ordinary pandoc call. It just uses its own LaTeX template and sets some options by default.</text:span></text:p>
            <text:p><text:span text:style-name="T9">To produce exactly the same output as render() without using render(), execute the pandoc command printed by render(). Most importantly, setting the LaTeX template (--template), highlight-style, and geometry variable.</text:span></text:p>
          </draw:text-box>
        </draw:frame>
        <draw:connector draw:style-name="gr8" draw:text-style-name="P1" draw:layer="layout" draw:type="line" svg:x1="10.017cm" svg:y1="17.51cm" svg:x2="11.223cm" svg:y2="14.172cm" draw:start-shape="id6" draw:start-glue-point="0" draw:end-shape="id2" draw:end-glue-point="2" svg:d="m10017 17510 1206-3338" svg:viewBox="0 0 1207 3339">
          <text:p/>
        </draw:connector>
        <draw:connector draw:style-name="gr8" draw:text-style-name="P1" draw:layer="layout" draw:type="line" svg:x1="17.764cm" svg:y1="16.748cm" svg:x2="18.589cm" svg:y2="14.426cm" draw:start-shape="id7" draw:end-shape="id4" svg:d="m17764 16748 825-2322" svg:viewBox="0 0 826 2323">
          <text:p/>
        </draw:connector>
        <draw:connector draw:style-name="gr8" draw:text-style-name="P1" draw:layer="layout" draw:type="line" svg:x1="3.413cm" svg:y1="15.351cm" svg:x2="4.763cm" svg:y2="13.605cm" draw:start-shape="id8" draw:start-glue-point="0" draw:end-shape="id1" draw:end-glue-point="6" svg:d="m3413 15351 1350-1746" svg:viewBox="0 0 1351 1747">
          <text:p/>
        </draw:connector>
        <draw:connector draw:style-name="gr8" draw:text-style-name="P1" draw:layer="layout" draw:type="line" svg:x1="3.413cm" svg:y1="15.351cm" svg:x2="4.763cm" svg:y2="9.981cm" draw:start-shape="id8" draw:start-glue-point="0" draw:end-shape="id3" draw:end-glue-point="6" svg:d="m3413 15351 1350-5370" svg:viewBox="0 0 1351 5371">
          <text:p/>
        </draw:connector>
        <draw:frame draw:style-name="gr9" draw:text-style-name="P9" xml:id="id9" draw:id="id9" draw:layer="layout" svg:width="5.729cm" svg:height="2.755cm" svg:x="22.576cm" svg:y="16.875cm">
          <draw:text-box>
            <text:p><text:span text:style-name="T9">For converting markdown to PDF, pandoc converts the markdown to an internal format (</text:span><text:span text:style-name="T10">markdown reader</text:span><text:span text:style-name="T9">), then converts the internal format to LaTeX and integrates it with a LaTeX template (</text:span><text:span text:style-name="T10">LaTeX writer</text:span><text:span text:style-name="T9">). Finally, it calls pdflatex (or the LaTeX engine that is set in –latex-engine) on the produced LaTeX code.</text:span></text:p>
          </draw:text-box>
        </draw:frame>
        <draw:connector draw:style-name="gr8" draw:text-style-name="P1" draw:layer="layout" draw:type="line" svg:x1="25.44cm" svg:y1="16.875cm" svg:x2="18.589cm" svg:y2="14.426cm" draw:start-shape="id9" draw:start-glue-point="0" draw:end-shape="id4" svg:d="m25440 16875-6851-2449" svg:viewBox="0 0 6852 2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0:29:33.707754000</meta:creation-date>
    <dc:title>dw-08.12.2013</dc:title>
    <meta:editing-duration>PT4H35M26S</meta:editing-duration>
    <meta:editing-cycles>9</meta:editing-cycles>
    <meta:generator>LibreOffice/4.1.3.2$MacOSX_x86 LibreOffice_project/70feb7d99726f064edab4605a8ab840c50ec57a</meta:generator>
    <dc:date>2015-03-06T16:07:53.236988000</dc:date>
    <meta:document-statistic meta:object-count="25"/>
    <meta:template xlink:type="simple" xlink:actuate="onRequest" xlink:title="dw-08.12.2013" xlink:href="../../Library/Application%20Support/LibreOffice/4/user/template/dw-08.12.2013.otg" meta:date="2015-03-06T10:29:33.076637000"/>
  </office:meta>
</office:document-meta>
</file>